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2" style:family="table">
      <style:table-properties style:width="7.3465in" table:align="margins"/>
    </style:style>
    <style:style style:name="Table2.A" style:family="table-column">
      <style:table-column-properties style:column-width="1.1806in" style:rel-column-width="10531*"/>
    </style:style>
    <style:style style:name="Table2.B" style:family="table-column">
      <style:table-column-properties style:column-width="6.166in" style:rel-column-width="55004*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bce4e5" fo:padding="0.0382in" fo:border="none">
        <style:background-image/>
      </style:table-cell-properties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A10" style:family="table-cell">
      <style:table-cell-properties fo:padding="0.0382in" fo:border="none"/>
    </style:style>
    <style:style style:name="Table2.B10" style:family="table-cell">
      <style:table-cell-properties fo:padding="0.0382in" fo:border="none"/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="none"/>
    </style:style>
    <style:style style:name="Table2.A12" style:family="table-cell">
      <style:table-cell-properties fo:background-color="#fffbcc" fo:padding="0.0382in" fo:border="none">
        <style:background-image/>
      </style:table-cell-properties>
    </style:style>
    <style:style style:name="Table2.A13" style:family="table-cell">
      <style:table-cell-properties fo:padding="0.0382in" fo:border="none"/>
    </style:style>
    <style:style style:name="Table2.B13" style:family="table-cell">
      <style:table-cell-properties fo:padding="0.0382in" fo:border="none"/>
    </style:style>
    <style:style style:name="Table2.A15" style:family="table-cell">
      <style:table-cell-properties fo:padding="0.0382in" fo:border="none"/>
    </style:style>
    <style:style style:name="Table2.B15" style:family="table-cell">
      <style:table-cell-properties fo:padding="0.0382in" fo:border="none"/>
    </style:style>
    <style:style style:name="Table2.A16" style:family="table-cell">
      <style:table-cell-properties fo:padding="0.0382in" fo:border="none"/>
    </style:style>
    <style:style style:name="Table2.B16" style:family="table-cell">
      <style:table-cell-properties fo:padding="0.0382in" fo:border="none"/>
    </style:style>
    <style:style style:name="Table2.A17" style:family="table-cell">
      <style:table-cell-properties fo:padding="0.0382in" fo:border="none"/>
    </style:style>
    <style:style style:name="Table2.B17" style:family="table-cell">
      <style:table-cell-properties fo:padding="0.0382in" fo:border="none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A24" style:family="table-cell">
      <style:table-cell-properties fo:padding="0.0382in" fo:border="none"/>
    </style:style>
    <style:style style:name="Table2.B24" style:family="table-cell">
      <style:table-cell-properties fo:padding="0.0382in" fo:border="none"/>
    </style:style>
    <style:style style:name="Table2.A25" style:family="table-cell">
      <style:table-cell-properties fo:padding="0.0382in" fo:border="none"/>
    </style:style>
    <style:style style:name="Table2.B25" style:family="table-cell">
      <style:table-cell-properties fo:padding="0.0382in" fo:border="none"/>
    </style:style>
    <style:style style:name="Table2.A26" style:family="table-cell">
      <style:table-cell-properties fo:padding="0.0382in" fo:border="none"/>
    </style:style>
    <style:style style:name="Table2.B26" style:family="table-cell">
      <style:table-cell-properties fo:padding="0.0382in" fo:border="none"/>
    </style:style>
    <style:style style:name="Table2.A27" style:family="table-cell">
      <style:table-cell-properties fo:padding="0.0382in" fo:border="none"/>
    </style:style>
    <style:style style:name="Table2.B27" style:family="table-cell">
      <style:table-cell-properties fo:padding="0.0382in" fo:border="none"/>
    </style:style>
    <style:style style:name="Table2.A28" style:family="table-cell">
      <style:table-cell-properties fo:padding="0.0382in" fo:border="none"/>
    </style:style>
    <style:style style:name="Table2.B28" style:family="table-cell">
      <style:table-cell-properties fo:padding="0.0382in" fo:border="none"/>
    </style:style>
    <style:style style:name="Table2.A30" style:family="table-cell">
      <style:table-cell-properties fo:padding="0.0382in" fo:border="none"/>
    </style:style>
    <style:style style:name="Table2.B30" style:family="table-cell">
      <style:table-cell-properties fo:padding="0.0382in" fo:border="none"/>
    </style:style>
    <style:style style:name="Table2.A32" style:family="table-cell">
      <style:table-cell-properties fo:padding="0.0382in" fo:border="none"/>
    </style:style>
    <style:style style:name="Table2.B32" style:family="table-cell">
      <style:table-cell-properties fo:padding="0.0382in" fo:border="none"/>
    </style:style>
    <style:style style:name="Table2.A33" style:family="table-cell">
      <style:table-cell-properties fo:padding="0.0382in" fo:border="none"/>
    </style:style>
    <style:style style:name="Table2.B33" style:family="table-cell">
      <style:table-cell-properties fo:padding="0.0382in" fo:border="none"/>
    </style:style>
    <style:style style:name="Table2.A34" style:family="table-cell">
      <style:table-cell-properties fo:padding="0.0382in" fo:border="none"/>
    </style:style>
    <style:style style:name="Table2.B34" style:family="table-cell">
      <style:table-cell-properties fo:padding="0.0382in" fo:border="none"/>
    </style:style>
    <style:style style:name="Table2.A36" style:family="table-cell">
      <style:table-cell-properties fo:padding="0.0382in" fo:border="none"/>
    </style:style>
    <style:style style:name="Table2.B36" style:family="table-cell">
      <style:table-cell-properties fo:padding="0.0382in" fo:border="none"/>
    </style:style>
    <style:style style:name="Table2.A37" style:family="table-cell">
      <style:table-cell-properties fo:padding="0.0382in" fo:border="none"/>
    </style:style>
    <style:style style:name="Table2.B37" style:family="table-cell">
      <style:table-cell-properties fo:padding="0.0382in" fo:border="none"/>
    </style:style>
    <style:style style:name="Table2.A38" style:family="table-cell">
      <style:table-cell-properties fo:padding="0.0382in" fo:border="none"/>
    </style:style>
    <style:style style:name="Table2.B38" style:family="table-cell">
      <style:table-cell-properties fo:padding="0.0382in" fo:border="none"/>
    </style:style>
    <style:style style:name="Table2.A39" style:family="table-cell">
      <style:table-cell-properties fo:padding="0.0382in" fo:border="none"/>
    </style:style>
    <style:style style:name="Table2.B39" style:family="table-cell">
      <style:table-cell-properties fo:padding="0.0382in" fo:border="none"/>
    </style:style>
    <style:style style:name="Table2.A40" style:family="table-cell">
      <style:table-cell-properties fo:padding="0.0382in" fo:border="none"/>
    </style:style>
    <style:style style:name="Table2.B40" style:family="table-cell">
      <style:table-cell-properties fo:padding="0.0382in" fo:border="none"/>
    </style:style>
    <style:style style:name="Table2.A41" style:family="table-cell">
      <style:table-cell-properties fo:padding="0.0382in" fo:border="none"/>
    </style:style>
    <style:style style:name="Table2.B41" style:family="table-cell">
      <style:table-cell-properties fo:padding="0.0382in" fo:border="none"/>
    </style:style>
    <style:style style:name="Table2.A42" style:family="table-cell">
      <style:table-cell-properties fo:padding="0.0382in" fo:border="none"/>
    </style:style>
    <style:style style:name="Table2.B42" style:family="table-cell">
      <style:table-cell-properties fo:padding="0.0382in" fo:border="none"/>
    </style:style>
    <style:style style:name="Table2.A44" style:family="table-cell">
      <style:table-cell-properties fo:padding="0.0382in" fo:border="none"/>
    </style:style>
    <style:style style:name="Table2.B44" style:family="table-cell">
      <style:table-cell-properties fo:padding="0.0382in" fo:border="none"/>
    </style:style>
    <style:style style:name="Table2.A46" style:family="table-cell">
      <style:table-cell-properties fo:padding="0.0382in" fo:border="none"/>
    </style:style>
    <style:style style:name="Table2.B46" style:family="table-cell">
      <style:table-cell-properties fo:padding="0.0382in" fo:border="none"/>
    </style:style>
    <style:style style:name="Table2.A47" style:family="table-cell">
      <style:table-cell-properties fo:padding="0.0382in" fo:border="none"/>
    </style:style>
    <style:style style:name="Table2.B47" style:family="table-cell">
      <style:table-cell-properties fo:padding="0.0382in" fo:border="none"/>
    </style:style>
    <style:style style:name="Table2.A48" style:family="table-cell">
      <style:table-cell-properties fo:padding="0.0382in" fo:border="none"/>
    </style:style>
    <style:style style:name="Table2.B48" style:family="table-cell">
      <style:table-cell-properties fo:padding="0.0382in" fo:border="none"/>
    </style:style>
    <style:style style:name="Table2.A50" style:family="table-cell">
      <style:table-cell-properties fo:padding="0.0382in" fo:border="none"/>
    </style:style>
    <style:style style:name="Table2.B50" style:family="table-cell">
      <style:table-cell-properties fo:padding="0.0382in" fo:border="none"/>
    </style:style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4" style:family="paragraph" style:parent-style-name="Normale">
      <style:paragraph-properties fo:text-align="center" style:justify-single-word="false"/>
    </style:style>
    <style:style style:name="P5" style:family="paragraph" style:parent-style-name="Normale">
      <style:paragraph-properties fo:line-height="107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6" style:family="paragraph" style:parent-style-name="Normale">
      <style:paragraph-properties fo:text-align="center" style:justify-single-word="false"/>
      <style:text-properties fo:color="#1f497d" fo:font-size="10pt" fo:font-weight="bold" style:font-size-asian="8.75pt" style:font-weight-asian="bold" style:font-size-complex="10pt" style:font-weight-complex="bold"/>
    </style:style>
    <style:style style:name="P7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</style:style>
    <style:style style:name="P8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18d569"/>
    </style:style>
    <style:style style:name="P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10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 fo:font-size="10pt" officeooo:rsid="0018d569" officeooo:paragraph-rsid="0018d569" style:font-size-asian="10pt" style:font-size-complex="10pt"/>
    </style:style>
    <style:style style:name="P11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12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3" style:family="paragraph" style:parent-style-name="Corpo_20_testo">
      <style:paragraph-properties fo:text-align="center" style:justify-single-word="false"/>
      <style:text-properties officeooo:paragraph-rsid="00129db5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10pt" fo:language="en" fo:country="US" fo:font-style="italic" officeooo:rsid="00129db5" officeooo:paragraph-rsid="00129db5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15" style:family="paragraph" style:parent-style-name="Table_20_Contents">
      <style:paragraph-properties fo:text-align="justify" style:justify-single-word="false"/>
      <style:text-properties fo:font-size="10pt" fo:font-weight="bold" officeooo:rsid="00116d71" officeooo:paragraph-rsid="00116d7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bold" officeooo:rsid="00129db5" officeooo:paragraph-rsid="00129db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0pt" fo:font-weight="bold" officeooo:rsid="0013f415" officeooo:paragraph-rsid="0013f41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bold" officeooo:rsid="00143afa" officeooo:paragraph-rsid="00143afa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0pt" fo:font-weight="bold" officeooo:rsid="0014ba27" officeooo:paragraph-rsid="0014ba2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officeooo:rsid="0013f415" officeooo:paragraph-rsid="0013f415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10pt" officeooo:rsid="0014ba27" officeooo:paragraph-rsid="0014ba27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29db5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3f415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justify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end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justify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30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bold" officeooo:paragraph-rsid="0018d569" style:font-size-asian="10pt" style:font-size-complex="10pt" loext:padding="0in" loext:border="none"/>
    </style:style>
    <style:style style:name="P31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32" style:family="paragraph" style:parent-style-name="Normale" style:master-page-name="MP0">
      <style:paragraph-properties fo:text-align="center" style:justify-single-word="false" style:page-number="auto" fo:break-before="page"/>
      <style:text-properties fo:color="#1f497d" fo:font-size="11pt" fo:font-weight="bold" style:font-size-asian="11pt" style:font-weight-asian="bold" style:font-size-complex="11pt" style:font-weight-complex="bold"/>
    </style:style>
    <style:style style:name="P33" style:family="paragraph" style:parent-style-name="Titolo_20_1">
      <style:paragraph-properties fo:margin-top="0.0835in" fo:margin-bottom="0in" loext:contextual-spacing="false" fo:text-align="center" style:justify-single-word="false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style:text-position="super 64%" fo:font-size="10pt" style:font-size-asian="10pt" style:font-size-complex="10pt"/>
    </style:style>
    <style:style style:name="T6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fo:font-size="10pt" style:font-size-asian="10pt" style:font-size-complex="10pt"/>
    </style:style>
    <style:style style:name="T8" style:family="text">
      <style:text-properties fo:color="#0066cc" style:font-name="Verdana" fo:language="en" fo:country="US" fo:font-weight="bold" style:letter-kerning="true" style:font-name-asian="MS Mincho" style:language-asian="zh" style:country-asian="CN" style:font-weight-asian="bold" style:font-name-complex="Arial" style:font-weight-complex="bold"/>
    </style:style>
    <style:style style:name="T9" style:family="text">
      <style:text-properties style:font-name="Verdana" fo:font-size="10pt" officeooo:rsid="00129db5" style:font-size-asian="10pt" style:font-name-complex="sans-serif" style:font-size-complex="10pt"/>
    </style:style>
    <style:style style:name="T10" style:family="text">
      <style:text-properties style:font-name="Verdana" fo:font-size="10pt" officeooo:rsid="00143afa" style:font-size-asian="10pt" style:font-name-complex="sans-serif" style:font-size-complex="10pt"/>
    </style:style>
    <style:style style:name="T11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2" style:family="text">
      <style:text-properties officeooo:rsid="0013f415"/>
    </style:style>
    <style:style style:name="T13" style:family="text">
      <style:text-properties officeooo:rsid="00143afa"/>
    </style:style>
    <style:style style:name="T14" style:family="text">
      <style:text-properties fo:font-variant="normal" fo:text-transform="none" fo:color="#222222" style:font-name="Verdana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222222" style:font-name="Verdana" fo:font-size="10pt" fo:letter-spacing="normal" fo:font-style="normal" fo:font-weight="normal" officeooo:rsid="0018d569" style:font-size-asian="10pt" style:font-size-complex="10pt"/>
    </style:style>
    <style:style style:name="T16" style:family="text">
      <style:text-properties officeooo:rsid="0018d569"/>
    </style:style>
    <style:style style:name="T17" style:family="text">
      <style:text-properties officeooo:rsid="001ba7fd"/>
    </style:style>
    <style:style style:name="T18" style:family="text">
      <style:text-properties officeooo:rsid="001da591"/>
    </style:style>
    <style:style style:name="T19" style:family="text">
      <style:text-properties officeooo:rsid="001de9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PARMA-DITAM 2020</text:p>
      <text:p text:style-name="P6"/>
      <text:p text:style-name="P4"><text:span text:style-name="Car._20_predefinito_20_paragrafo"><text:span text:style-name="T6">PARMA 2020: 11</text:span></text:span><text:span text:style-name="Car._20_predefinito_20_paragrafo"><text:span text:style-name="T4">th</text:span></text:span><text:span text:style-name="Car._20_predefinito_20_paragrafo"><text:span text:style-name="T6"> Workshop on Parallel Programming and Run-Time Management Techniques for Many-core Architectures</text:span></text:span></text:p>
      <text:h text:style-name="P33" text:outline-level="1"><text:span text:style-name="Car._20_predefinito_20_paragrafo"><text:span text:style-name="T7">DITAM 2020: 9</text:span></text:span><text:span text:style-name="Car._20_predefinito_20_paragrafo"><text:span text:style-name="T5">th</text:span></text:span><text:span text:style-name="Car._20_predefinito_20_paragrafo"><text:span text:style-name="T7"> Workshop on Design Tools and Architectures for Multi-Core Embedded Computing Platforms </text:span></text:span></text:h>
      <text:p text:style-name="P5"/>
      <text:p text:style-name="P13"><text:span text:style-name="Car._20_predefinito_20_paragrafo"><text:span text:style-name="T10">Location: </text:span></text:span><text:span text:style-name="Car._20_predefinito_20_paragrafo"><text:span text:style-name="T9">Room </text:span></text:span><text:span text:style-name="Car._20_predefinito_20_paragrafo"><text:span text:style-name="T11">Bianca A</text:span></text:span></text:p>
      <text:p text:style-name="P13"><text:span text:style-name="Car._20_predefinito_20_paragrafo"><text:span text:style-name="T11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08:30 – 09:40</text:p>
          </table:table-cell>
          <table:table-cell table:style-name="Table2.A1" office:value-type="string">
            <text:p text:style-name="P15">HiPEAC Keynote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1" office:value-type="string">
            <text:p text:style-name="P15">09:40 – 09:55</text:p>
          </table:table-cell>
          <table:table-cell table:style-name="Table2.A1" office:value-type="string">
            <text:p text:style-name="P15">European Commission tal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00 – 10:15</text:p>
          </table:table-cell>
          <table:table-cell table:style-name="Table2.A5" office:value-type="string">
            <text:p text:style-name="P16">PARMA-DITAM Opening sessio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6" office:value-type="string">
            <text:p text:style-name="P23">Chair: Muhammad Shafique, TU Wie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15 – 11:00</text:p>
          </table:table-cell>
          <table:table-cell table:style-name="Table2.A5" office:value-type="string">
            <text:p text:style-name="P16"><text:span text:style-name="T18">[</text:span>Invited Talk<text:span text:style-name="T18">] Tackling the MPSoC Data Locality Challenge for Distributed-Shared Memory Architectures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9" office:value-type="string">
            <text:p text:style-name="P25">Andreas Herkersdorf, TUM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0" office:value-type="string">
            <text:p text:style-name="P14">Chair: Cristina Silvano, PoliMi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1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1:00 – 11:30</text:p>
          </table:table-cell>
          <table:table-cell table:style-name="Table2.A12" office:value-type="string">
            <text:p text:style-name="P17">Coffee Brea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3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1:30 – 12:15</text:p>
          </table:table-cell>
          <table:table-cell table:style-name="Table2.A5" office:value-type="string">
            <text:p text:style-name="P17"><text:span text:style-name="T17">[</text:span>Invited Talk<text:span text:style-name="T17">]</text:span> Adaptive Accelerators and Processor <text:span text:style-name="T17">A</text:span>rchitecture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5" office:value-type="string">
            <text:p text:style-name="P26">Michael Hübner, BTU Cottbu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6" office:value-type="string">
            <text:p text:style-name="P27">Chair: Giovanni Agosta, PoliMi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2:15 – 13:00</text:p>
          </table:table-cell>
          <table:table-cell table:style-name="Table2.A5" office:value-type="string">
            <text:p text:style-name="P17"><text:span text:style-name="T16">Paper </text:span>Session A – Embedded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9" office:value-type="string">
            <text:p text:style-name="P27">Chair: João Bispo, UPorto</text:p>
          </table:table-cell>
        </table:table-row>
        <table:table-row>
          <table:table-cell table:style-name="Table2.A48" office:value-type="string">
            <text:p text:style-name="P21">12:15 – 12:30</text:p>
          </table:table-cell>
          <table:table-cell table:style-name="Table2.B20" office:value-type="string">
            <text:p text:style-name="P20">Automated Precision Tuning in Activity Classification Systems: A Case Study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1" office:value-type="string">
            <text:p text:style-name="P25">Nicola Fossati, Daniele Cattaneo, Michele Chiari, Stefano Cherubin and Giovanni Agosta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2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30 – 12:45</text:p>
          </table:table-cell>
          <table:table-cell table:style-name="Table2.B23" office:value-type="string">
            <text:p text:style-name="P20">Fault-Tolerant Online Scheduling Algorithms for CubeSat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4" office:value-type="string">
            <text:p text:style-name="P25">Petr Dobias, Emmanuel Casseau and Oliver Sinne<text:span text:style-name="T12">n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5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45 – 13:00</text:p>
          </table:table-cell>
          <table:table-cell table:style-name="Table2.B26" office:value-type="string">
            <text:p text:style-name="P20">Run-time Power Modelling in Embedded GPUs with Dynamic Voltage and Frequency Scaling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7" office:value-type="string">
            <text:p text:style-name="P25">Jose Nunez-Yanez, Kris Nikov, Mohammad Hosseinabady and Kerstin Eder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8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3:00 – 14:00</text:p>
          </table:table-cell>
          <table:table-cell table:style-name="Table2.A12" office:value-type="string">
            <text:p text:style-name="P17">Lunch</text:p>
          </table:table-cell>
        </table:table-row>
        <text:soft-page-break/>
        <table:table-row>
          <table:table-cell table:style-name="Table2.A48" office:value-type="string">
            <text:p text:style-name="P20"><text:line-break/></text:p>
          </table:table-cell>
          <table:table-cell table:style-name="Table2.B30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4:00 – 15:00</text:p>
          </table:table-cell>
          <table:table-cell table:style-name="Table2.A5" office:value-type="string">
            <text:p text:style-name="P17"><text:span text:style-name="T19">[</text:span>Keynote<text:span text:style-name="T19">] Designing &amp; Programming Parallel Heterogeneous Architectures: a RISC-V perspective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2" office:value-type="string">
            <text:p text:style-name="P26">Luca Benini, <text:span text:style-name="T13">ETH Zurich and Università di Bologna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3" office:value-type="string">
            <text:p text:style-name="P24">Chair: Muhammad Shafique, TU Wie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8">15:00 – 15:30</text:p>
          </table:table-cell>
          <table:table-cell table:style-name="Table2.A5" office:value-type="string">
            <text:p text:style-name="P18"><text:span text:style-name="T16">Paper </text:span>Session B – Heterogeneous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6" office:value-type="string">
            <text:p text:style-name="P28">Chair: Dimitrios Soudris, NTUA</text:p>
          </table:table-cell>
        </table:table-row>
        <table:table-row>
          <table:table-cell table:style-name="Table2.A48" office:value-type="string">
            <text:p text:style-name="P22">15:00 – 15:15</text:p>
          </table:table-cell>
          <table:table-cell table:style-name="Table2.B37" office:value-type="string">
            <text:p text:style-name="P20">An OpenMP Parallel Genetic Algorithm for Design Space Exploration of Heterogeneous Multi-processor Embedded Systems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8" office:value-type="string">
            <text:p text:style-name="P25">Vittoriano Muttillo, Paolo Giammatteo, Giuseppe Fiorilli and Luigi Pomante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9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2">15:15 – 15:30</text:p>
          </table:table-cell>
          <table:table-cell table:style-name="Table2.B40" office:value-type="string">
            <text:p text:style-name="P20">Sparse Matrix-Dense Matrix multiplication on Heterogeneous CPU+FPGA Embedded System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1" office:value-type="string">
            <text:p text:style-name="P25">Mohammad Hosseinabady and Jose Nunez-Yanez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2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5:30 – 16:00</text:p>
          </table:table-cell>
          <table:table-cell table:style-name="Table2.A5" office:value-type="string">
            <text:p text:style-name="P19">Coffee Break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00 – 17:45</text:p>
          </table:table-cell>
          <table:table-cell table:style-name="Table2.A5" office:value-type="string">
            <text:p text:style-name="P19">Invited Talk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6" office:value-type="string">
            <text:p text:style-name="P25">José Flich Cardo, UPV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7" office:value-type="string">
            <text:p text:style-name="P28">Chair: William Fornaciari, PoliMi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8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45 – 17:00</text:p>
          </table:table-cell>
          <table:table-cell table:style-name="Table2.A5" office:value-type="string">
            <text:p text:style-name="P19">Closing and Final wrap-up</text:p>
          </table:table-cell>
        </table:table-row>
        <table:table-row>
          <table:table-cell table:style-name="Table2.A50" office:value-type="string">
            <text:p text:style-name="P22"/>
          </table:table-cell>
          <table:table-cell table:style-name="Table2.B50" office:value-type="string">
            <text:p text:style-name="P29">Chair: Giovanni Agosta, PoliMi</text:p>
          </table:table-cell>
        </table:table-row>
      </table:table>
      <text:p text:style-name="P7"/>
      <text:p text:style-name="P9"/>
      <text:p text:style-name="P9"/>
      <text:p text:style-name="P9"/>
      <text:p text:style-name="P10"><text:span text:style-name="Car._20_predefinito_20_paragrafo"><text:span text:style-name="T8">Paper presentations</text:span></text:span></text:p>
      <text:p text:style-name="P11"/>
      <text:p text:style-name="P11">We invite authors of accepted papers to prepare presentations with slides. Each paper presentation is scheduled to last at most 15 minutes. Time slot includes: </text:p>
      <text:list xml:id="list826732216" text:style-name="L1">
        <text:list-item>
          <text:p text:style-name="P30">10 min oral presentation </text:p>
        </text:list-item>
        <text:list-item>
          <text:p text:style-name="P31">3 min Q&amp;A</text:p>
        </text:list-item>
        <text:list-item>
          <text:p text:style-name="P31">2 min technical setup &amp; speaker introduction by Session chair.</text:p>
        </text:list-item>
      </text:list>
      <text:p text:style-name="P11"/>
      <text:p text:style-name="P11">Presenters should provide a short (no more than 3 lines) biography introduction to be handed to the Session chair at the beginning of the Session.</text:p>
      <text:p text:style-name="P8"><text:span text:style-name="T14">We additionally encourage presenters to prepare a PDF version of their </text:span><text:span text:style-name="T15">presentation</text:span><text:span text:style-name="T14"> to be uploaded on the workshop web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/>
    </style:style>
    <style:style style:name="Elenco" style:family="paragraph" style:parent-style-name="Corpo_20_testo">
      <style:paragraph-properties fo:hyphenation-ladder-count="no-limit"/>
      <style:text-properties fo:hyphenate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1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1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M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Workshop </text:span></text:span><text:span text:style-name="Car._20_predefinito_20_paragrafo"><text:span text:style-name="MT2">PROGRAM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a xlink:type="simple" xlink:href="https://parma-ditam-workshop.github.io/" text:style-name="Internet_20_link" text:visited-style-name="Visited_20_Internet_20_Link"><text:span text:style-name="MT3">parma-ditam-workshop.github.io</text:span></text:a></text:p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Dimitrios Soudris;Alex Bartzas;Giovanni Agosta</meta:initial-creator>
    <meta:creation-date>2019-10-17T13:06:00Z</meta:creation-date>
    <dc:date>2020-01-10T11:52:38.401652532</dc:date>
    <meta:editing-cycles>34</meta:editing-cycles>
    <meta:editing-duration>PT1H7M2S</meta:editing-duration>
    <meta:document-statistic meta:table-count="2" meta:image-count="0" meta:object-count="0" meta:page-count="2" meta:paragraph-count="67" meta:word-count="368" meta:character-count="2651" meta:non-whitespace-character-count="2328"/>
    <meta:template xlink:type="simple" xlink:actuate="onRequest" xlink:title="" xlink:href="../../../../../Downloads/parma_ditam_2020_cfp_.odt/Normal.dotm"/>
  </office:meta>
</office:document-meta>
</file>